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" table:style-name="ta1">
        <table:shapes>
          <draw:frame draw:z-index="0" draw:style-name="gr1" draw:text-style-name="P1" svg:width="454.14pt" svg:height="255.23pt" svg:x="118.6pt" svg:y="36.91pt">
            <loext:p draw:notify-on-update-of-ranges="'0'.A1:'0'.A1000 '0'.B1:'0'.B1000 '0'.C1:'0'.C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2:52:56.271987510</dc:date>
    <meta:editing-duration>PT1M58S</meta:editing-duration>
    <meta:editing-cycles>1</meta:editing-cycles>
    <meta:document-statistic meta:table-count="1" meta:cell-count="3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legend chart:legend-position="end" svg:x="13.487cm" svg:y="3.705cm" style:legend-expansion="high" chart:style-name="ch2"/>
        <chart:plot-area chart:style-name="ch3" table:cell-range-address="'0'.A1:'0'.C1000" chart:data-source-has-labels="row" svg:x="0.32cm" svg:y="0.18cm" svg:width="12.847cm" svg:height="8.645cm">
          <chartooo:coordinate-region svg:x="0.941cm" svg:y="0.18cm" svg:width="12.226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'.A1:'0'.A1000" loext:label-string="d" chart:class="chart:line">
            <chart:data-point chart:repeated="1000"/>
          </chart:series>
          <chart:series chart:style-name="ch8" chart:values-cell-range-address="'0'.B1:'0'.B1000" loext:label-string="vars" chart:class="chart:line">
            <chart:data-point chart:repeated="1000"/>
          </chart:series>
          <chart:series chart:style-name="ch9" chart:values-cell-range-address="'0'.C1:'0'.C1000" loext:label-string="clauses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</table:table-cell>
              <table:table-cell office:value-type="string">
                <text:p>vars</text:p>
              </table:table-cell>
              <table:table-cell office:value-type="string">
                <text:p>claus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'.A1:'0'.A1000</svg:desc>
                </draw:g>
              </table:table-cell>
              <table:table-cell office:value-type="float" office:value="26">
                <text:p>26</text:p>
                <draw:g>
                  <svg:desc>'0'.B1:'0'.B1000</svg:desc>
                </draw:g>
              </table:table-cell>
              <table:table-cell office:value-type="float" office:value="74">
                <text:p>74</text:p>
                <draw:g>
                  <svg:desc>'0'.C1:'0'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5">
                <text:p>4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